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d0c" officeooo:paragraph-rsid="001f0d0c"/>
    </style:style>
    <style:style style:name="P2" style:family="paragraph" style:parent-style-name="Standard">
      <style:text-properties officeooo:rsid="001f0d0c" officeooo:paragraph-rsid="001f8202"/>
    </style:style>
    <style:style style:name="P3" style:family="paragraph" style:parent-style-name="Standard">
      <style:text-properties officeooo:rsid="001f0d0c" officeooo:paragraph-rsid="001f0d0c"/>
    </style:style>
    <style:style style:name="P4" style:family="paragraph" style:parent-style-name="Standard">
      <style:text-properties officeooo:rsid="001f8202" officeooo:paragraph-rsid="001f8202"/>
    </style:style>
    <style:style style:name="P5" style:family="paragraph" style:parent-style-name="Standard">
      <style:text-properties fo:font-weight="bold" officeooo:rsid="001f8202" officeooo:paragraph-rsid="001f8202" style:font-weight-asian="bold" style:font-weight-complex="bold"/>
    </style:style>
    <style:style style:name="P6" style:family="paragraph" style:parent-style-name="Standard">
      <style:text-properties fo:font-weight="bold" officeooo:rsid="0020b329" officeooo:paragraph-rsid="0020b329" style:font-weight-asian="bold" style:font-weight-complex="bold"/>
    </style:style>
    <style:style style:name="P7" style:family="paragraph" style:parent-style-name="Standard">
      <style:text-properties fo:font-weight="bold" officeooo:rsid="00222b1e" officeooo:paragraph-rsid="00222b1e" style:font-weight-asian="bold" style:font-weight-complex="bold"/>
    </style:style>
    <style:style style:name="P8" style:family="paragraph" style:parent-style-name="Standard">
      <style:text-properties fo:font-weight="normal" officeooo:rsid="0020b329" officeooo:paragraph-rsid="0020b329" style:font-weight-asian="normal" style:font-weight-complex="normal"/>
    </style:style>
    <style:style style:name="P9" style:family="paragraph" style:parent-style-name="Standard">
      <style:text-properties fo:font-weight="normal" officeooo:rsid="00222b1e" officeooo:paragraph-rsid="00222b1e" style:font-weight-asian="normal" style:font-weight-complex="normal"/>
    </style:style>
    <style:style style:name="P10" style:family="paragraph" style:parent-style-name="Standard">
      <style:text-properties officeooo:rsid="001f5017" officeooo:paragraph-rsid="001f0d0c"/>
    </style:style>
    <style:style style:name="P11" style:family="paragraph" style:parent-style-name="Standard">
      <style:text-properties officeooo:rsid="00222b1e" officeooo:paragraph-rsid="00222b1e"/>
    </style:style>
    <style:style style:name="P12" style:family="paragraph" style:parent-style-name="Standard">
      <style:text-properties fo:font-style="italic" officeooo:rsid="00222b1e" officeooo:paragraph-rsid="00222b1e" style:font-style-asian="italic" style:font-style-complex="italic"/>
    </style:style>
    <style:style style:name="P13" style:family="paragraph" style:parent-style-name="Standard">
      <style:text-properties fo:font-style="italic" officeooo:rsid="001f8202" officeooo:paragraph-rsid="00222b1e" style:font-style-asian="italic" style:font-style-complex="italic"/>
    </style:style>
    <style:style style:name="P14" style:family="paragraph" style:parent-style-name="Standard">
      <style:text-properties fo:font-style="italic" officeooo:rsid="001f8202" officeooo:paragraph-rsid="001f8202" style:font-style-asian="italic" style:font-style-complex="italic"/>
    </style:style>
    <style:style style:name="P15" style:family="paragraph" style:parent-style-name="Standard">
      <style:text-properties fo:font-style="italic" fo:font-weight="normal" officeooo:rsid="00222b1e" officeooo:paragraph-rsid="00222b1e" style:font-style-asian="italic" style:font-weight-asian="normal" style:font-style-complex="italic" style:font-weight-complex="normal"/>
    </style:style>
    <style:style style:name="P16" style:family="paragraph" style:parent-style-name="Standard">
      <style:text-properties fo:font-style="italic" fo:font-weight="normal" officeooo:rsid="0020b329" officeooo:paragraph-rsid="0020b329" style:font-style-asian="italic" style:font-weight-asian="normal" style:font-style-complex="italic" style:font-weight-complex="normal"/>
    </style:style>
    <style:style style:name="P17" style:family="paragraph" style:parent-style-name="Standard">
      <style:paragraph-properties fo:break-before="page"/>
      <style:text-properties fo:font-weight="bold" officeooo:rsid="00222b1e" officeooo:paragraph-rsid="00222b1e" style:font-weight-asian="bold" style:font-weight-complex="bold"/>
    </style:style>
    <style:style style:name="T1" style:family="text">
      <style:text-properties officeooo:rsid="001f5017"/>
    </style:style>
    <style:style style:name="T2" style:family="text">
      <style:text-properties officeooo:rsid="001f8202"/>
    </style:style>
    <style:style style:name="T3" style:family="text">
      <style:text-properties fo:font-weight="bold" style:font-weight-asian="bold" style:font-weight-complex="bold"/>
    </style:style>
    <style:style style:name="T4" style:family="text">
      <style:text-properties fo:font-weight="bold" officeooo:rsid="00222b1e" style:font-weight-asian="bold" style:font-weight-complex="bold"/>
    </style:style>
    <style:style style:name="T5" style:family="text">
      <style:text-properties officeooo:rsid="00222b1e"/>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ese are t</text:span>he cases in which we timed. <text:span text:style-name="T2">Even simpsh was ran with the time command, because otherwise it would be difficult to compare between them – since time runs the same way, it is more reliable for us to use it as a benchmark rather than rely on getrusage inside simpsh.</text:span></text:p>
      <text:p text:style-name="P1"/>
      <text:p text:style-name="P7">#Test 1</text:p>
      <text:p text:style-name="P1"/>
      <text:p text:style-name="P7">In simpsh as</text:p>
      <text:p text:style-name="P1">./simpsh –<text:span text:style-name="T1">verbose </text:span>–rdonly a –pipe –creat –trunc –wronly c –creat –wronly d –command 0 2 4 sort –command 1 3 4 tr A-Z a-z --<text:span text:style-name="T1">wait</text:span></text:p>
      <text:p text:style-name="P10"/>
      <text:p text:style-name="P12">real<text:tab/>0m0.599s</text:p>
      <text:p text:style-name="P12">user<text:tab/>0m0.410s</text:p>
      <text:p text:style-name="P12">sys<text:tab/>0m0.040s</text:p>
      <text:p text:style-name="P10"/>
      <text:p text:style-name="P4"><text:span text:style-name="T3">In </text:span><text:span text:style-name="T4">b</text:span><text:span text:style-name="T3">ash as</text:span></text:p>
      <text:p text:style-name="P4">time ((sort a | tr A-Z a-z &gt;c) 2&gt; d)</text:p>
      <text:p text:style-name="P4"></text:p>
      <text:p text:style-name="P12">real <text:s text:c="3"/>0m0.585s</text:p>
      <text:p text:style-name="P12">user <text:s text:c="3"/>0m0.420s</text:p>
      <text:p text:style-name="P12">sys <text:s text:c="4"/>0m0.025s</text:p>
      <text:p text:style-name="P11"/>
      <text:p text:style-name="P4"><text:span text:style-name="T3">In exec</text:span><text:span text:style-name="T4">line</text:span><text:span text:style-name="T3"> as</text:span></text:p>
      <text:p text:style-name="P4">pipeline {</text:p>
      <text:p text:style-name="P4"></text:p>
      <text:p text:style-name="P4"><text:s text:c="8"/>sort a</text:p>
      <text:p text:style-name="P4"></text:p>
      <text:p text:style-name="P4">}</text:p>
      <text:p text:style-name="P4"></text:p>
      <text:p text:style-name="P4">redirfd -w 1 c tr a-z A-Z</text:p>
      <text:p text:style-name="P4"></text:p>
      <text:p text:style-name="P13"><text:span text:style-name="T5">real<text:tab/>0m0.658s</text:span></text:p>
      <text:p text:style-name="P12">user<text:tab/>0m0.008s</text:p>
      <text:p text:style-name="P11"><text:span text:style-name="T6">sys<text:tab/>0m0.024s</text:span></text:p>
      <text:p text:style-name="P4"/>
      <text:p text:style-name="P5"/>
      <text:p text:style-name="P17">#Test 2</text:p>
      <text:p text:style-name="P5"/>
      <text:p text:style-name="P5">In simpsh</text:p>
      <text:p text:style-name="P2">./simpsh --<text:span text:style-name="T1">verbose </text:span>–rdonly a –pipe –creat –trunc –wronly c –creat –wronly d –command 0 2 4 sort –command 1 3 4 tr A-Z a-z <text:s/>--<text:span text:style-name="T2">append </text:span>--<text:span text:style-name="T2">command 0 2 4 grep 1234 –wait</text:span></text:p>
      <text:p text:style-name="P2"/>
      <text:p text:style-name="P14">real<text:tab/>0m0.605s</text:p>
      <text:p text:style-name="P14">user<text:tab/>0m0.421s</text:p>
      <text:p text:style-name="P14">sys<text:tab/>0m0.035s</text:p>
      <text:p text:style-name="P4"/>
      <text:p text:style-name="P5">In bash</text:p>
      <text:p text:style-name="P8">time (({ sort a ; grep 1234 a ; } | tr A-Z a-z &gt;c) 2&gt;d)</text:p>
      <text:p text:style-name="P8"/>
      <text:p text:style-name="P16">real <text:s text:c="3"/>0m0.582s</text:p>
      <text:p text:style-name="P16">user <text:s text:c="3"/>0m0.405s</text:p>
      <text:p text:style-name="P16">sys <text:s text:c="4"/>0m0.037s</text:p>
      <text:p text:style-name="P8"/>
      <text:p text:style-name="P6">In execline</text:p>
      <text:p text:style-name="P8"/>
      <text:p text:style-name="P15">real <text:s text:c="3"/>0m0.670s</text:p>
      <text:p text:style-name="P15">user <text:s text:c="3"/>0m0.011s</text:p>
      <text:p text:style-name="P15">sys <text:s text:c="3"/>0m0.035s</text:p>
      <text:p text:style-name="P9"/>
      <text:p text:style-name="P9"/>
      <text:p text:style-name="P9"/>
      <text:p text:style-name="P9"/>
      <text:p text:style-name="P7">Conclusions</text:p>
      <text:p text:style-name="P7"/>
      <text:p text:style-name="P9">We note that bash is very similar to simpsh, spending a majority of its time in user time. However, bash seems to be a bit faster. Execline is by far the slowest, and as we ran multiple iterations of the test, it was consistently slower. The user time was by and far the lowest while the system time was still fairly close to bash and simpsh's system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23:13:00.341895289</meta:creation-date>
    <meta:generator>LibreOffice/4.2.8.2$Linux_X86_64 LibreOffice_project/420m0$Build-2</meta:generator>
    <dc:date>2016-02-06T00:30:20.277679132</dc:date>
    <meta:editing-duration>PT8M37S</meta:editing-duration>
    <meta:editing-cycles>2</meta:editing-cycles>
    <meta:document-statistic meta:table-count="0" meta:image-count="0" meta:object-count="0" meta:page-count="2" meta:paragraph-count="42" meta:word-count="274" meta:character-count="1435" meta:non-whitespace-character-count="1134"/>
  </office:meta>
</office:document-meta>
</file>